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0.106cm" fo:margin-left="1.254cm" fo:margin-right="15.64cm" table:align="margins"/>
    </style:style>
    <style:style style:name="Tableau1.A" style:family="table-column">
      <style:table-column-properties style:column-width="0.106cm" style:rel-column-width="60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0a4e1" officeooo:paragraph-rsid="0000a4e1"/>
    </style:style>
    <style:style style:name="P2" style:family="paragraph" style:parent-style-name="Standard">
      <style:text-properties officeooo:rsid="0000ce62" officeooo:paragraph-rsid="0000ce62"/>
    </style:style>
    <style:style style:name="P3" style:family="paragraph" style:parent-style-name="Standard">
      <style:text-properties officeooo:rsid="0000e953" officeooo:paragraph-rsid="0000e953"/>
    </style:style>
    <style:style style:name="P4" style:family="paragraph" style:parent-style-name="Standard">
      <style:text-properties officeooo:rsid="0001f54b" officeooo:paragraph-rsid="0001f54b"/>
    </style:style>
    <style:style style:name="P5" style:family="paragraph" style:parent-style-name="Standard">
      <style:text-properties officeooo:rsid="0002ae67" officeooo:paragraph-rsid="0002ae67"/>
    </style:style>
    <style:style style:name="P6" style:family="paragraph" style:parent-style-name="Standard">
      <style:text-properties officeooo:rsid="00044cbb" officeooo:paragraph-rsid="00044cbb"/>
    </style:style>
    <style:style style:name="P7" style:family="paragraph" style:parent-style-name="Standard">
      <style:text-properties officeooo:rsid="00055ef5" officeooo:paragraph-rsid="00055ef5"/>
    </style:style>
    <style:style style:name="P8" style:family="paragraph" style:parent-style-name="Standard">
      <style:text-properties officeooo:rsid="0006595c" officeooo:paragraph-rsid="0006595c"/>
    </style:style>
    <style:style style:name="T1" style:family="text">
      <style:text-properties officeooo:rsid="0000ce62"/>
    </style:style>
    <style:style style:name="T2" style:family="text">
      <style:text-properties officeooo:rsid="0000e953"/>
    </style:style>
    <style:style style:name="T3" style:family="text">
      <style:text-properties officeooo:rsid="0001f54b"/>
    </style:style>
    <style:style style:name="T4" style:family="text">
      <style:text-properties officeooo:rsid="00044c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 <text:s/>cours 4 </text:p>
      <text:p text:style-name="P1"/>
      <text:p text:style-name="P1"/>
      <text:p text:style-name="P1"><text:tab/><text:tab/><text:tab/>Expression régulière</text:p>
      <text:p text:style-name="P1"/>
      <text:p text:style-name="P1"/>
      <text:p text:style-name="P1"/>
      <text:p text:style-name="P1">Expression régulière → Posix </text:p>
      <text:p text:style-name="P1"><text:tab/><text:tab/><text:tab/><text:tab/>→ BRE : Basic </text:p>
      <text:p text:style-name="P1"><text:tab/><text:tab/><text:tab/><text:tab/>→ ERE : Extended </text:p>
      <text:p text:style-name="P1">Langage de spécification de chaîne de caractère</text:p>
      <text:p text:style-name="P1"/>
      <text:p text:style-name="P1">chaine <text:s/>→ chaine <text:s/></text:p>
      <text:p text:style-name="P1">ch.ine <text:s text:c="2"/>→ ch [space] ine </text:p>
      <text:p text:style-name="P1">ch[ao]ine → | chaine </text:p>
      <text:p text:style-name="P1"><text:tab/> <text:s text:c="8"/>| choine</text:p>
      <text:p text:style-name="P1">. → un char quelcomque</text:p>
      <text:p text:style-name="P1">[] → 1 parmi la liste entre crochet</text:p>
      <text:p text:style-name="P1"/>
      <text:p text:style-name="P1">ex :</text:p>
      <text:p text:style-name="P1">, [a-z] : <text:s/>1 char entre 'a' et z parmi l'encodage des char utulisé</text:p>
      <text:p text:style-name="P1">. <text:span text:style-name="T1">[^top] → exclue les char present entre crochet</text:span></text:p>
      <text:p text:style-name="P1"/>
      <text:p text:style-name="P1">- <text:span text:style-name="T1">\char_spé → enlève la signification spéciale</text:span></text:p>
      <text:p text:style-name="P1"/>
      <text:p text:style-name="P1">- ^ <text:span text:style-name="T1">(dehors d'un crochet) → <text:s/>début de ligne</text:span></text:p>
      <text:p text:style-name="P1"/>
      <text:p text:style-name="P1">-<text:span text:style-name="T1">$ → fin de ligne </text:span></text:p>
      <text:p text:style-name="P1"><text:s/></text:p>
      <text:p text:style-name="P2">- ERE signe</text:p>
      <text:p text:style-name="P2">signe:{</text:p>
      <text:p text:style-name="P2">* → 0 ou plusieurs fois</text:p>
      <text:p text:style-name="P2">+ → au moins plusieurs fois </text:p>
      <text:p text:style-name="P2">}</text:p>
      <text:p text:style-name="P2"/>
      <text:p text:style-name="P2">-ERE{n,m} → en tre n et m fois </text:p>
      <text:p text:style-name="P2"/>
      <text:p text:style-name="P2">EXEMPLE :</text:p>
      <text:p text:style-name="P2">login :mdp:uid:g<text:span text:style-name="T3">id</text:span>:gecos:name dir:shell login</text:p>
      <text:p text:style-name="P2"/>
      <text:p text:style-name="P2">on specifier une expression : on veut que le mot comment entre 'a' et 't' et qu'il n'ait pas de ' :' <text:span text:style-name="T2">et qu'il fasse au plus 5 char :</text:span></text:p>
      <text:p text:style-name="P2">→ <text:s/>^[a-t][^ :]<text:span text:style-name="T2">{0,5} : (on récupére le login)</text:span></text:p>
      <text:p text:style-name="P3">maintenant <text:span text:style-name="T3">comment connaître si l'uid est supérieur au milliers</text:span></text:p>
      <text:p text:style-name="P3">→<text:span text:style-name="T3"> ^[^ :]+:[^ :]+:([0-9]{0,3}) :</text:span></text:p>
      <text:p text:style-name="P4">gid&lt;1000</text:p>
      <text:p text:style-name="P4">^([^ :]+ :)* ([0-9]{}) :</text:p>
      <text:p text:style-name="P4"/>
      <text:p text:style-name="P4"/>
      <text:p text:style-name="P4">Extension GNU: (on se tient a sa pour le projet)</text:p>
      <text:p text:style-name="P4"/>
      <text:p text:style-name="P4">\&lt; <text:s/>= chaîne vide en début de mot</text:p>
      <text:p text:style-name="P4"><text:soft-page-break/>\w = word constituant ce qui constitue un mot .</text:p>
      <text:p text:style-name="P4"><text:tab/>[a-z A-Z-...]</text:p>
      <text:p text:style-name="P5">\&gt; = chaine vide en fin de mot .</text:p>
      <text:p text:style-name="P5">\W = un char non word constituant .</text:p>
      <text:p text:style-name="P5">\s <text:s/>= est un raccourcie pour [[:SPACE :]]</text:p>
      <text:p text:style-name="P5"/>
      <text:p text:style-name="P5"><text:tab/><text:tab/><text:span text:style-name="T4">LA COMMANDE EGREP </text:span></text:p>
      <text:p text:style-name="P5"/>
      <text:p text:style-name="P5"/>
      <text:p text:style-name="P6">(e) grep = Get regular expression and print</text:p>
      <text:p text:style-name="P6"><text:tab/>grep <text:s/>de base en BRE </text:p>
      <text:p text:style-name="P6"><text:tab/>grep -E → utilise les ERE</text:p>
      <text:p text:style-name="P6"><text:tab/>grep -l → affiche les nom des fichiers ou l'expression a été trouver </text:p>
      <text:p text:style-name="P6"><text:tab/>ex : $ grep -l 'num de mage' <text:s/>fichier*</text:p>
      <text:p text:style-name="P6"/>
      <text:p text:style-name="P6"><text:tab/>grep -c → nb de match</text:p>
      <text:p text:style-name="P6"/>
      <text:p text:style-name="P6">–overthewire</text:p>
      <text:p text:style-name="P6"/>
      <text:p text:style-name="P6"/>
      <text:p text:style-name="P7">LEXEUR :</text:p>
      <text:p text:style-name="P7"/>
      <text:p text:style-name="P7">ERE → suite de jetons (tokens)</text:p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Table_20_Contents"/>
            </table:table-cell>
          </table:table-row>
        </table:table-header-rows>
      </table:table>
      <text:p text:style-name="P7"/>
      <text:p text:style-name="P7">→ grammaire <text:tab/>→ AST → programme </text:p>
      <text:p text:style-name="P7"/>
      <text:p text:style-name="P7">ex : </text:p>
      <text:p text:style-name="P7">(toto|tuto ) → Lporen , string , pipe , string , mpa<text:tab/><text:tab/><text:tab/><text:tab/><text:tab/></text:p>
      <text:p text:style-name="P7"/>
      <text:p text:style-name="P7">(F)LEX : </text:p>
      <text:p text:style-name="P7"/>
      <text:p text:style-name="P8">PARSEUR :</text:p>
      <text:p text:style-name="P8"/>
      <text:p text:style-name="P8">Reccursif descendant : tres niveau pûis plus bat </text:p>
      <text:p text:style-name="P8"/>
      <text:p text:style-name="P8"/>
      <text:p text:style-name="P8"/>
      <text:p text:style-name="P8">RECONNAITRE UNE CHAINE DE CARACTERE :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08:52:49.822733983</meta:creation-date>
    <dc:date>2015-02-19T10:24:56.653813105</dc:date>
    <meta:editing-duration>PT1H24M42S</meta:editing-duration>
    <meta:editing-cycles>5</meta:editing-cycles>
    <meta:generator>LibreOffice/4.2.7.2$Linux_X86_64 LibreOffice_project/420m0$Build-2</meta:generator>
    <meta:document-statistic meta:table-count="1" meta:image-count="0" meta:object-count="0" meta:page-count="2" meta:paragraph-count="57" meta:word-count="338" meta:character-count="1712" meta:non-whitespace-character-count="1365"/>
  </office:meta>
</office:document-meta>
</file>